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padding="0cm" fo:border="none"/>
    </style:style>
    <style:style style:name="P2" style:family="paragraph" style:parent-style-name="Text_20_body">
      <style:paragraph-properties fo:padding="0cm" fo:border="none"/>
    </style:style>
    <style:style style:name="P3" style:family="paragraph" style:parent-style-name="Preformatted_20_Text">
      <style:paragraph-properties fo:margin-top="0cm" fo:margin-bottom="0.499cm"/>
    </style:style>
    <style:style style:name="P4" style:family="paragraph" style:parent-style-name="Standard">
      <style:paragraph-properties fo:margin-top="0cm" fo:margin-bottom="0.499cm" fo:padding="0cm" fo:border="none"/>
    </style:style>
    <style:style style:name="P5" style:family="paragraph" style:parent-style-name="Text_20_body">
      <style:paragraph-properties fo:margin-top="0cm" fo:margin-bottom="0cm" fo:padding="0cm" fo:border="none"/>
    </style:style>
    <style:style style:name="T1" style:family="text">
      <style:text-properties fo:color="#ff0000"/>
    </style:style>
    <style:style style:name="T2" style:family="text">
      <style:text-properties fo:color="#ff0000" fo:font-weight="bold"/>
    </style:style>
    <style:style style:name="T3" style:family="text">
      <style:text-properties fo:color="#008000"/>
    </style:style>
    <style:style style:name="T4" style:family="text">
      <style:text-properties fo:color="#008000" fo:font-weight="bold"/>
    </style:style>
    <style:style style:name="T5" style:family="text">
      <style:text-properties fo:color="#000000"/>
    </style:style>
    <style:style style:name="T6" style:family="text">
      <style:text-properties fo:color="#00ffff" fo:font-weight="bold"/>
    </style:style>
    <style:style style:name="T7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$ git init <text:s/>/×初始化 git仓库×/<text:line-break/>Initialized empty Git repository in /.git/</text:p>
      <text:p text:style-name="P3">/×在.git目录下建立一个空的仓库×/</text:p>
      <text:p text:style-name="P1"/>
      <text:p text:style-name="P3">2. $ git status <text:s/>/×查看当前的仓库状态×/<text:line-break/># On branch master <text:s/>/×在master分支上×/<text:line-break/>#<text:line-break/># Initial commit <text:s text:c="2"/>/×初始化提交×/<text:line-break/>#<text:line-break/>nothing to commit (create/copy files and use "git add" to track)</text:p>
      <text:p text:style-name="P3">/×没有东西要提交（创建或复制文件，使用“ git add”命令去跟踪）×/</text:p>
      <text:p text:style-name="P1"/>
      <text:p text:style-name="P3">3. $ git status <text:s text:c="2"/>/×查看当前的仓库状态×/<text:line-break/># On branch master <text:s/>/×在master分支上×/<text:line-break/>#<text:line-break/># Initial commit <text:s text:c="2"/>/×初始化提交×/<text:line-break/>#<text:line-break/># Untracked files: <text:s text:c="2"/>/×没有被跟踪的文件×/<text:line-break/># (use "git add &lt;file&gt;..." to include in what will be committed)</text:p>
      <text:p text:style-name="P3">/×（使用“ git add &lt;file&gt;...”命令来创建文件，需要被提交的信息存储在该文件中×/<text:line-break/>#<text:line-break/># <text:span text:style-name="T1">octocat.txt</text:span><text:line-break/>nothing added to commit but untracked files present (use "git add" to track)</text:p>
      <text:p text:style-name="P3">/×没有增加的东西要提交，文件没有处于被跟踪状态（使用"git add"命令去跟踪）×/</text:p>
      <text:p text:style-name="P3">4.$ git add octocat.txt <text:s/>/×添加文件到git库×/<text:line-break/>Nice job, you've added octocat.txt to the Staging Area</text:p>
      <text:p text:style-name="P3">/×很好，你已经把文件添加到暂存区域了×/</text:p>
      <text:p text:style-name="P3">5. $ git status <text:s/>/×查看当前的仓库状态×/<text:line-break/># On branch master <text:s text:c="2"/>/×在master分支上×/<text:line-break/>#<text:line-break/># Initial commit <text:s text:c="2"/>/×初始化提交×/<text:line-break/>#<text:line-break/># Changes to be committed: <text:s text:c="2"/>/×修改将会被提交×/<text:line-break/># (use "git rm --cached &lt;file&gt;..." to unstage)</text:p>
      <text:p text:style-name="P3">/×使用"git rm --cached &lt;file&gt;..."命令从暂存区中撤销添加的文件×/</text:p>
      <text:p text:style-name="P3"><text:line-break/>#<text:line-break/># <text:span text:style-name="T3">new file: octocat.txt <text:s text:c="3"/></text:span><text:span text:style-name="T5">/×新文件： octocat.txt×/</text:span><text:line-break/>#</text:p>
      <text:p text:style-name="P3"><text:soft-page-break/>6.$ git commit -m "Add cute octocat story" <text:s/>/×提交文件到git库×/<text:line-break/>[master (root-commit) 20b5ccd] Add cute octocat story<text:line-break/>1 file changed, 1 insertion(+)<text:line-break/>create mode 100644 octocat.txt</text:p>
      <text:p text:style-name="P2"/>
      <text:p text:style-name="P3">7. $ git add '*.txt' <text:s text:c="2"/>/×在不同目录下添加 .txt文件×/<text:line-break/></text:p>
      <text:p text:style-name="P3">8. $ git commit -m 'Add all the octocat txt files' <text:s/>/×把所有修改提交到git库中×/<text:line-break/>[master 3852b4d] Add all the octocat txt files <text:s text:c="2"/>/×提交所有修改×/<text:line-break/>4 files changed, 4 insertions(+)<text:line-break/>create mode 100644 blue_octocat.txt<text:line-break/>create mode 100644 octofamily/baby_octocat.txt<text:line-break/>create mode 100644 octofamily/momma_octocat.txt<text:line-break/>create mode 100644 red_octocat.txt</text:p>
      <text:p text:style-name="P1"><text:line-break/></text:p>
      <text:p text:style-name="P2"/>
      <text:p text:style-name="P1">9. $ git log <text:s text:c="5"/>/×查看所有日志记录×/<text:line-break/><text:span text:style-name="T5">commit 3852b4db1634463d0bb4d267edb7b3f9cd02ace1 <text:s text:c="3"/></text:span><text:line-break/>Author: Try Git &lt;<text:a xlink:type="simple" xlink:href="mailto:try_git@github.com">try_git@github.com</text:a>&gt; <text:s text:c="6"/>/*用户：Try Git &lt;<text:a xlink:type="simple" xlink:href="mailto:try_git@github.com">try_git@github.com</text:a>&gt; * /<text:line-break/>Date: Sat Oct 10 08:30:00 2020 -0500 <text:s text:c="9"/>/*日期： <text:s/>Sat Oct 10 08:30:00 2020 -0500 */<text:line-break/><text:line-break/>Add all the octocat txt files <text:s/>/× 添加所有的 .txt文件×/<text:line-break/><text:line-break/><text:span text:style-name="T5">commit b652edfd888cd3d5e7fcb857d0dabc5a0fcb5e28</text:span><text:line-break/>Author: Try Git &lt;try_git@github.com&gt;<text:line-break/>Date: Sat Oct 10 08:30:00 2020 -0500<text:line-break/><text:line-break/>Added cute octocat story <text:s text:c="2"/>/×提交到git库中×/</text:p>
      <text:p text:style-name="P4"/>
      <text:p text:style-name="P3">10. $ git remote add origin <text:a xlink:type="simple" xlink:href="https://github.com/try-git/try_git.git">https://github.com/try-git/try_git.git</text:a></text:p>
      <text:p text:style-name="P3">/×添加远程库×/</text:p>
      <text:p text:style-name="P2"/>
      <text:p text:style-name="P3">11. $ git push -u origin master /×把本地的库推送到服务器上×/<text:line-break/>Branch master set up to track remote branch master from origin.</text:p>
      <text:p text:style-name="P3">/×设置本地分支master跟踪远程分支master×/</text:p>
      <text:p text:style-name="P1"><text:line-break/>12. $ git pull origin master <text:s text:c="2"/>/×更新本地的库×/</text:p>
      <text:p text:style-name="P1"><text:line-break/>Updating 3852b4d..3e70b0f<text:line-break/><text:soft-page-break/>Fast-forward <text:s text:c="4"/>/×快进方式×/<text:line-break/>yellow_octocat.txt | 1 <text:span text:style-name="T3">+</text:span><text:line-break/>1 file changed, 1 insertion(+) <text:s text:c="6"/><text:line-break/>create mode 100644 yellow_octocat.txt</text:p>
      <text:p text:style-name="P1"/>
      <text:p text:style-name="P2"/>
      <text:p text:style-name="P3">13. $ git diff HEAD <text:s/>/×查看被修改的部分×/</text:p>
      <text:p text:style-name="P1"><text:span text:style-name="T7">diff --git a/octocat.txt b/octocat.txt<text:line-break/>index 7d8d808..e725ef6 100644<text:line-break/>--- a/octocat.txt<text:line-break/>+++ b/octocat.txt<text:line-break/></text:span><text:span text:style-name="T6">@@ -1 +1 @@</text:span><text:span text:style-name="T7"><text:line-break/></text:span><text:span text:style-name="T2">-A Tale of Two Octocats</text:span><text:span text:style-name="T7"><text:line-break/></text:span><text:span text:style-name="T4">+[mA Tale of Two Octocats and an Octodog</text:span></text:p>
      <text:p text:style-name="P1"><text:line-break/>14. $ git add octofamily/octodog.txt <text:s text:c="4"/>/×往本地库里面添加一个文件×/</text:p>
      <text:p text:style-name="P1"/>
      <text:p text:style-name="P3">15. $ git diff –staged <text:s text:c="2"/>/×查看未提交的修改×/</text:p>
      <text:p text:style-name="P3"><text:line-break/><text:span text:style-name="T7">diff --git a/octofamily/octodog.txt b/octofamily/octodog.txt<text:line-break/>new file mode 100644<text:line-break/>index 0000000..cfbc74a<text:line-break/>--- /dev/null<text:line-break/>+++ b/octofamily/octodog.txt<text:line-break/></text:span><text:span text:style-name="T6">@@ -0,0 +1 @@</text:span><text:span text:style-name="T7"><text:line-break/></text:span><text:span text:style-name="T4">+[mwoof</text:span></text:p>
      <text:p text:style-name="P3">16. $ git reset octofamily/octodog.txt /×移除文件×/</text:p>
      <text:p text:style-name="P3">17. $ git checkout – octocat.txt <text:s/>/×恢复文件到最后一次提交的状态×/</text:p>
      <text:p text:style-name="P3">18. $ git branch clean_up <text:s/>/×建立一个新的分支clean_up×/</text:p>
      <text:p text:style-name="P3">19. $ git checkout clean_up <text:s/>/×切换到新的分支clean_up上 ×/<text:line-break/>Switched to branch 'clean_up' /× 已切换到分支clean_up上×/</text:p>
      <text:p text:style-name="P3">20. $ git rm '*.txt' <text:s text:c="2"/>/×在新的分支clean_up中删除所有文件×/<text:line-break/>rm 'blue_octocat.txt'<text:line-break/>rm 'octocat.txt'<text:line-break/>rm 'octofamily/baby_octocat.txt'<text:line-break/>rm 'octofamily/momma_octocat.txt'<text:line-break/>rm 'red_octocat.txt'</text:p>
      <text:p text:style-name="P2"/>
      <text:p text:style-name="P3">21. $ git commit -m "Remove all the cats" <text:s/>/×提交修改×/</text:p>
      <text:p text:style-name="P1">[clean_up 63540fe] Remove all the cats<text:line-break/>5 files changed, 5 deletions(-)<text:line-break/>delete mode 100644 blue_octocat.txt<text:line-break/><text:soft-page-break/>delete mode 100644 octocat.txt<text:line-break/>delete mode 100644 octofamily/baby_octocat.txt<text:line-break/>delete mode 100644 octofamily/momma_octocat.txt<text:line-break/>delete mode 100644 red_octocat.txt</text:p>
      <text:p text:style-name="P1"/>
      <text:p text:style-name="P1"/>
      <text:p text:style-name="P3">22. $ git checkout master <text:s/>/×切换到主分支master上×/</text:p>
      <text:p text:style-name="P3">Switched to branch 'master' /×已切换到分支master上×/</text:p>
      <text:p text:style-name="P3"/>
      <text:p text:style-name="P3">23. $ git merge clean_up <text:s/>/×把远程的分支clean_up合并到当前的分支master上×/</text:p>
      <text:p text:style-name="P1">Updating 3852b4d..ec6888b<text:line-break/>Fast-forward <text:s text:c="21"/>/×快进方式×/<text:line-break/>blue_octocat.txt | 1 <text:span text:style-name="T1">-</text:span><text:line-break/>octocat.txt | 1 <text:span text:style-name="T1">-</text:span><text:line-break/>octofamily/baby_octocat.txt | 1 <text:span text:style-name="T1">-</text:span><text:line-break/>octofamily/momma_octocat.txt | 1 <text:span text:style-name="T1">-</text:span><text:line-break/>red_octocat.txt | 1 <text:span text:style-name="T1">-</text:span><text:line-break/>5 files changed, 5 deletions(-) <text:s text:c="3"/><text:line-break/>delete mode 100644 blue_octocat.txt<text:line-break/>delete mode 100644 octocat.txt<text:line-break/>delete mode 100644 octofamily/baby_octocat.txt<text:line-break/>delete mode 100644 octofamily/momma_octocat.txt<text:line-break/>delete mode 100644 red_octocat.txt</text:p>
      <text:p text:style-name="P1"/>
      <text:p text:style-name="P1"/>
      <text:p text:style-name="P3">24. $ git branch -d clean_up /×删除分支clean_up*/</text:p>
      <text:p text:style-name="P1">Deleted branch clean_up (was ec6888b). <text:s/>/×分支 clean_up已被删除×/</text:p>
      <text:p text:style-name="P1"/>
      <text:p text:style-name="P3">25. $ git push <text:s/>/×推送到远程库上×/</text:p>
      <text:p text:style-name="P1">To https://github.com/try-git/try_git.git<text:line-break/>3e70b0f..599803b master -&gt; master</text:p>
      <text:p text:style-name="P1"/>
      <text:p text:style-name="P1"/>
      <text:p text:style-name="P1">仓库路径：</text:p>
      <text:p text:style-name="P1">https://github.com/lionlyx/littlestar.gi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x </meta:initial-creator>
    <meta:creation-date>2016-04-20T16:31:31</meta:creation-date>
    <dc:date>2016-04-26T22:23:24</dc:date>
    <dc:creator>lyx </dc:creator>
    <meta:editing-duration>PT31M17S</meta:editing-duration>
    <meta:editing-cycles>9</meta:editing-cycles>
    <meta:generator>LibreOffice/3.5$Linux_x86 LibreOffice_project/350m1$Build-202</meta:generator>
    <meta:document-statistic meta:table-count="0" meta:image-count="0" meta:object-count="0" meta:page-count="4" meta:paragraph-count="45" meta:word-count="596" meta:character-count="4547" meta:non-whitespace-character-count="3890"/>
  </office:meta>
</office:document-meta>
</file>